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/>
    <style:font-face style:name="仿宋_GB2312" svg:font-family="仿宋_GB2312, 宋体" style:font-family-generic="modern"/>
    <style:font-face style:name="楷体_GB2312" svg:font-family="楷体_GB2312, 宋体" style:font-family-generic="modern"/>
    <style:font-face style:name="隶书" svg:font-family="隶书" style:font-family-generic="modern"/>
    <style:font-face style:name="华文中宋" svg:font-family="华文中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able1" style:family="table">
      <style:table-properties style:width="15.192cm" fo:margin-left="-0.191cm" table:align="left" style:writing-mode="lr-tb"/>
    </style:style>
    <style:style style:name="Table1.A" style:family="table-column">
      <style:table-column-properties style:column-width="2.323cm"/>
    </style:style>
    <style:style style:name="Table1.B" style:family="table-column">
      <style:table-column-properties style:column-width="12.869cm"/>
    </style:style>
    <style:style style:name="Table1.1" style:family="table-row">
      <style:table-row-properties style:min-row-height="1.45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纯文本" style:master-page-name="Standard">
      <style:paragraph-properties style:page-number="auto" style:snap-to-layout-grid="false"/>
      <style:text-properties style:font-name="仿宋_GB2312" fo:font-size="15pt" officeooo:paragraph-rsid="0013c58e" style:font-name-asian="仿宋_GB2312" style:font-size-asian="15pt"/>
    </style:style>
    <style:style style:name="P2" style:family="paragraph" style:parent-style-name="Standard">
      <style:paragraph-properties fo:text-align="center" style:justify-single-word="false"/>
      <style:text-properties style:font-name="华文中宋" fo:font-size="18pt" fo:letter-spacing="-0.035cm" fo:language="zh" fo:country="CN" officeooo:paragraph-rsid="0013c58e" style:font-name-asian="华文中宋" style:font-size-asian="18pt" style:language-asian="zh" style:country-asian="CN" style:font-name-complex="华文中宋" style:text-scale="90%"/>
    </style:style>
    <style:style style:name="P3" style:family="paragraph" style:parent-style-name="Standard">
      <style:paragraph-properties fo:text-align="center" style:justify-single-word="false"/>
      <style:text-properties style:font-name="华文中宋" fo:font-size="36pt" fo:letter-spacing="-0.035cm" fo:language="zh" fo:country="CN" officeooo:paragraph-rsid="0013c58e" style:font-name-asian="华文中宋" style:font-size-asian="36pt" style:language-asian="zh" style:country-asian="CN" style:font-name-complex="华文中宋" style:text-scale="90%"/>
    </style:style>
    <style:style style:name="P4" style:family="paragraph" style:parent-style-name="Standard">
      <style:paragraph-properties fo:text-align="center" style:justify-single-word="false"/>
      <style:text-properties style:font-name="隶书" fo:font-size="44pt" fo:letter-spacing="-0.035cm" fo:language="zh" fo:country="CN" officeooo:paragraph-rsid="0013c58e" style:font-name-asian="隶书" style:font-size-asian="44pt" style:language-asian="zh" style:country-asian="CN" style:font-name-complex="华文中宋" style:text-scale="90%"/>
    </style:style>
    <style:style style:name="P5" style:family="paragraph" style:parent-style-name="Standard">
      <style:paragraph-properties fo:text-align="center" style:justify-single-word="false" style:snap-to-layout-grid="false"/>
      <style:text-properties officeooo:paragraph-rsid="0013c58e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楷体_GB2312" fo:font-size="26pt" fo:letter-spacing="-0.035cm" fo:language="zh" fo:country="CN" officeooo:paragraph-rsid="0013c58e" style:font-name-asian="楷体_GB2312" style:font-size-asian="26pt" style:language-asian="zh" style:country-asian="CN" style:font-name-complex="华文中宋" style:text-scale="90%"/>
    </style:style>
    <style:style style:name="T1" style:family="text">
      <style:text-properties style:text-position="-11% 100%" style:font-name="楷体_GB2312" fo:font-size="26pt" fo:language="zh" fo:country="CN" fo:font-weight="bold" style:font-name-asian="楷体_GB2312" style:font-size-asian="26pt" style:language-asian="zh" style:country-asian="CN" style:font-weight-asian="bold" style:font-name-complex="华文中宋" style:text-scale="90%"/>
    </style:style>
    <style:style style:name="T2" style:family="text">
      <style:text-properties style:text-position="-11% 100%" style:font-name="楷体_GB2312" fo:font-size="26pt" fo:letter-spacing="-0.318cm" fo:language="zh" fo:country="CN" fo:font-weight="bold" style:font-name-asian="楷体_GB2312" style:font-size-asian="26pt" style:language-asian="zh" style:country-asian="CN" style:font-weight-asian="bold" style:font-name-complex="华文中宋" style:text-scale="90%"/>
    </style:style>
    <style:style style:name="fr1" style:family="graphic" style:parent-style-name="OLE">
      <style:graphic-properties fo:margin-left="0.319cm" fo:margin-right="0.319cm" style:wrap="none" style:vertical-pos="from-top" style:vertical-rel="paragraph" style:horizontal-pos="from-left" style:horizontal-rel="paragraph" fo:padding="0.002cm" fo:border="none" draw:ole-draw-aspect="1" draw:visible-area-width="7.303cm" draw:visible-area-height="2.07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draw:frame draw:style-name="fr1" draw:name="Object1" text:anchor-type="char" svg:x="4.392cm" svg:y="0.413cm" svg:width="6.562cm" svg:height="1.859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本科毕业论文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">题目</text:span><text:span text:style-name="T2">：</text:span></text:p>
          </table:table-cell>
          <table:table-cell table:style-name="Table1.B1" office:value-type="string">
            <text:p text:style-name="P6">基于Java的网络视频点播网站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/>
    <style:font-face style:name="仿宋_GB2312" svg:font-family="仿宋_GB2312, 宋体" style:font-family-generic="modern"/>
    <style:font-face style:name="楷体_GB2312" svg:font-family="楷体_GB2312, 宋体" style:font-family-generic="modern"/>
    <style:font-face style:name="隶书" svg:font-family="隶书" style:font-family-generic="modern"/>
    <style:font-face style:name="华文中宋" svg:font-family="华文中宋" style:font-pitch="variable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纯文本" style:family="paragraph" style:parent-style-name="Standard">
      <style:text-properties style:font-name="宋体" fo:font-family="宋体, SimSun" style:font-pitch="variable" fo:language="none" fo:country="none" style:font-name-complex="Courier New" style:font-family-complex="'Courier New'" style:font-family-generic-complex="modern" style:font-size-complex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23:16:14.754284462</meta:creation-date>
    <dc:date>2015-05-11T23:17:09.233550107</dc:date>
    <meta:editing-duration>P0D</meta:editing-duration>
    <meta:editing-cycles>1</meta:editing-cycles>
    <meta:document-statistic meta:table-count="1" meta:image-count="0" meta:object-count="1" meta:page-count="1" meta:paragraph-count="3" meta:word-count="21" meta:character-count="24" meta:non-whitespace-character-count="24"/>
    <meta:generator>LibreOffice/4.2.6.3$Linux_X86_64 LibreOffice_project/420$Build-3</meta:generator>
  </office:meta>
</office:document-meta>
</file>